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 1: Implementación del Patrón Singleton</text:h>
      <text:p text:style-name="Text_20_body"><text:span text:style-name="Strong_20_Emphasis">Objetivo:</text:span> Implementar el patrón Singleton en un contexto práctico para gestionar una única instancia de configuración en una aplicación.</text:p>
      <text:p text:style-name="Text_20_body"><text:span text:style-name="Strong_20_Emphasis">Descripción:</text:span></text:p>
      <text:list text:style-name="L1">
        <text:list-item>
          <text:p text:style-name="P2"><text:span text:style-name="Strong_20_Emphasis">Contexto:</text:span> Imagina que estás desarrollando una aplicación que necesita acceder a una configuración global que solo debe existir una vez durante la ejecución de la aplicación.</text:p>
        </text:list-item>
        <text:list-item>
          <text:p text:style-name="P1"><text:span text:style-name="Strong_20_Emphasis">Tarea:</text:span> Implementa una clase <text:span text:style-name="Source_20_Text">Configuration</text:span> utilizando el patrón Singleton. Esta clase debe permitir almacenar y recuperar configuraciones clave-valor.</text:p>
        </text:list-item>
      </text:list>
      <text:p text:style-name="Text_20_body"><text:span text:style-name="Strong_20_Emphasis">Requisitos:</text:span></text:p>
      <text:list text:style-name="L2">
        <text:list-item>
          <text:p text:style-name="P4">La clase <text:span text:style-name="Source_20_Text">Configuration</text:span> debe tener un método estático <text:span text:style-name="Source_20_Text">getInstance()</text:span> que retorne la única instancia de la clase.</text:p>
        </text:list-item>
        <text:list-item>
          <text:p text:style-name="P3">Debe tener métodos para <text:span text:style-name="Source_20_Text">setConfig(key, value)</text:span> y <text:span text:style-name="Source_20_Text">getConfig(key)</text:span>.</text:p>
        </text:list-item>
      </text:list>
      <text:p text:style-name="Standard"><text:span text:style-name="Strong_20_Emphasis">Resultado Esperado:</text:span> La implementación debe demostrar que <text:span text:style-name="Source_20_Text">config1</text:span> y <text:span text:style-name="Source_20_Text">config2</text:span> son la misma instancia y comparten la misma configuración. </text:p>
      <text:p text:style-name="Standard"/>
      <text:h text:style-name="Heading_20_3" text:outline-level="3">Ejercicio 2: Implementación del Patrón Factory Method</text:h>
      <text:p text:style-name="Text_20_body"><text:span text:style-name="Strong_20_Emphasis">Objetivo:</text:span> Implementar el patrón Factory Method para la creación de diferentes tipos de documentos.</text:p>
      <text:p text:style-name="Text_20_body"><text:span text:style-name="Strong_20_Emphasis">Descripción:</text:span></text:p>
      <text:list text:style-name="L3">
        <text:list-item>
          <text:p text:style-name="P6"><text:span text:style-name="Strong_20_Emphasis">Contexto:</text:span> Necesitas diseñar una fábrica para la creación de diferentes tipos de documentos (por ejemplo, informes y cartas).</text:p>
        </text:list-item>
        <text:list-item>
          <text:p text:style-name="P5"><text:span text:style-name="Strong_20_Emphasis">Tarea:</text:span> Implementa una clase base <text:span text:style-name="Source_20_Text">Document</text:span> y dos subclases <text:span text:style-name="Source_20_Text">Report</text:span> y <text:span text:style-name="Source_20_Text">Letter</text:span>. Crea una clase <text:span text:style-name="Source_20_Text">DocumentFactory</text:span> que contenga un método <text:span text:style-name="Source_20_Text">createDocument(type)</text:span> para instanciar y devolver el tipo correcto de documento.</text:p>
        </text:list-item>
      </text:list>
      <text:p text:style-name="Text_20_body"><text:span text:style-name="Strong_20_Emphasis">Requisitos:</text:span></text:p>
      <text:list text:style-name="L4">
        <text:list-item>
          <text:p text:style-name="P8">La clase <text:span text:style-name="Source_20_Text">Document</text:span> debe tener un método <text:span text:style-name="Source_20_Text">getType()</text:span> que retorne el tipo de documento.</text:p>
        </text:list-item>
        <text:list-item>
          <text:p text:style-name="P7">La clase <text:span text:style-name="Source_20_Text">DocumentFactory</text:span> debe tener un método <text:span text:style-name="Source_20_Text">createDocument(type)</text:span> que retorne una instancia de <text:span text:style-name="Source_20_Text">Report</text:span> o <text:span text:style-name="Source_20_Text">Letter</text:span> según el tipo pasado como argumento.</text:p>
        </text:list-item>
      </text:list>
      <text:p text:style-name="Standard"><text:span text:style-name="Strong_20_Emphasis">Resultado Esperado:</text:span> La implementación debe mostrar que la fábrica puede crear instancias de <text:span text:style-name="Source_20_Text">Report</text:span> y <text:span text:style-name="Source_20_Text">Letter</text:span>, y que cada instancia retorna el tipo correcto de document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8:00:31.902000000</meta:creation-date>
    <dc:date>2024-06-28T18:03:00.207000000</dc:date>
    <meta:editing-duration>PT2M28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8" meta:word-count="256" meta:character-count="1752" meta:non-whitespace-character-count="1520"/>
  </office:meta>
</office:document-meta>
</file>